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6.418cm" table:align="left"/>
    </style:style>
    <style:style style:name="표1.A" style:family="table-column">
      <style:table-column-properties style:column-width="2.101cm"/>
    </style:style>
    <style:style style:name="표1.B" style:family="table-column">
      <style:table-column-properties style:column-width="8.019cm"/>
    </style:style>
    <style:style style:name="표1.C" style:family="table-column">
      <style:table-column-properties style:column-width="6.299cm"/>
    </style:style>
    <style:style style:name="표1.A1" style:family="table-cell">
      <style:table-cell-properties style:vertical-align="middle" fo:padding="0.049cm" fo:border="none"/>
    </style:style>
    <style:style style:name="표2" style:family="table">
      <style:table-properties style:width="17cm" table:align="left"/>
    </style:style>
    <style:style style:name="표2.A" style:family="table-column">
      <style:table-column-properties style:column-width="2.252cm"/>
    </style:style>
    <style:style style:name="표2.B" style:family="table-column">
      <style:table-column-properties style:column-width="6.92cm"/>
    </style:style>
    <style:style style:name="표2.C" style:family="table-column">
      <style:table-column-properties style:column-width="7.828cm"/>
    </style:style>
    <style:style style:name="표2.A1" style:family="table-cell">
      <style:table-cell-properties style:vertical-align="middle" fo:padding="0.049cm" fo:border="none"/>
    </style:style>
    <style:style style:name="P1" style:family="paragraph" style:parent-style-name="Preformatted_20_Text" style:list-style-name="L4"/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 style:list-style-name="L4">
      <style:paragraph-properties style:writing-mode="lr-tb"/>
    </style:style>
    <style:style style:name="P4" style:family="paragraph" style:parent-style-name="Preformatted_20_Text">
      <style:paragraph-properties fo:margin-top="0cm" fo:margin-bottom="0.499cm" style:writing-mode="lr-tb"/>
    </style:style>
    <style:style style:name="P5" style:family="paragraph" style:parent-style-name="Preformatted_20_Text" style:list-style-name="L4">
      <style:paragraph-properties fo:margin-top="0cm" fo:margin-bottom="0.499cm" style:writing-mode="lr-tb"/>
    </style:style>
    <style:style style:name="P6" style:family="paragraph" style:parent-style-name="Table_20_Heading">
      <style:text-properties fo:font-size="2pt" style:font-size-asian="2pt" style:font-size-complex="2pt"/>
    </style:style>
    <style:style style:name="P7" style:family="paragraph" style:parent-style-name="Standard">
      <style:paragraph-properties fo:margin-top="0cm" fo:margin-bottom="0.499cm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1">
      <style:paragraph-properties fo:margin-top="0cm" fo:margin-bottom="0cm"/>
    </style:style>
    <style:style style:name="P15" style:family="paragraph" style:parent-style-name="Text_20_body" style:list-style-name="L2">
      <style:paragraph-properties fo:margin-top="0cm" fo:margin-bottom="0cm"/>
    </style:style>
    <style:style style:name="P16" style:family="paragraph" style:parent-style-name="Text_20_body" style:list-style-name="L3">
      <style:paragraph-properties fo:margin-top="0cm" fo:margin-bottom="0cm"/>
    </style:style>
    <style:style style:name="P17" style:family="paragraph" style:parent-style-name="Text_20_body" style:list-style-name="L4">
      <style:paragraph-properties fo:margin-top="0cm" fo:margin-bottom="0cm"/>
    </style:style>
    <style:style style:name="P18" style:family="paragraph" style:parent-style-name="Text_20_body" style:list-style-name="L5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ublic ResponseEntity&lt;String&gt; registerUser(@RequestBody UserDTO userDTO) 에서 ResponseEntity&lt;String&gt;이게 무슨 뜻이고 그냥 String과 어떻게 달라?? 그리고 @RequestBody 이게 @RequestParam과 어떻게 달라????</text:p>
      <text:h text:style-name="Heading_20_6" text:outline-level="6">ChatGPT의 말:</text:h>
      <text:p text:style-name="Text_20_body">ChatGPT</text:p>
      <text:h text:style-name="Heading_20_3" text:outline-level="3">1. <text:span text:style-name="Strong_20_Emphasis"><text:span text:style-name="Source_20_Text">ResponseEntity&lt;String&gt;</text:span></text:span><text:span text:style-name="Strong_20_Emphasis">와 </text:span><text:span text:style-name="Strong_20_Emphasis"><text:span text:style-name="Source_20_Text">String</text:span></text:span><text:span text:style-name="Strong_20_Emphasis">의 차이점</text:span></text:h>
      <text:h text:style-name="Heading_20_4" text:outline-level="4"><text:span text:style-name="Strong_20_Emphasis"><text:span text:style-name="Source_20_Text">ResponseEntity&lt;String&gt;</text:span></text:span></text:h>
      <text:p text:style-name="Text_20_body"><text:span text:style-name="Source_20_Text">ResponseEntity</text:span>는 HTTP 응답을 더 세밀하게 제어할 수 있는 Spring의 클래스입니다. 이를 사용하면 **응답 본문(body)**뿐만 아니라 **응답 상태 코드(status code)**와 **헤더(headers)**도 함께 설정할 수 있습니다.</text:p>
      <text:p text:style-name="Preformatted_20_Text">java</text:p>
      <text:p text:style-name="Preformatted_20_Text">코드 복사</text:p>
      <text:p text:style-name="P2"><text:span text:style-name="Source_20_Text">public ResponseEntity&lt;String&gt; registerUser(@RequestBody UserDTO userDTO) {</text:span></text:p>
      <text:p text:style-name="P2"><text:span text:style-name="Source_20_Text"><text:s text:c="4"/>return ResponseEntity.ok("User registered successfully");</text:span></text:p>
      <text:p text:style-name="P4"><text:span text:style-name="Source_20_Text">}</text:span></text:p>
      <text:list xml:id="list1793522884149708253" text:style-name="L1">
        <text:list-item>
          <text:p text:style-name="P14"><text:span text:style-name="Source_20_Text">ResponseEntity&lt;String&gt;</text:span>에서 <text:span text:style-name="Source_20_Text">String</text:span>은 **응답 본문(body)**의 타입입니다.</text:p>
        </text:list-item>
        <text:list-item>
          <text:p text:style-name="P14"><text:span text:style-name="Source_20_Text">ResponseEntity.ok()</text:span>는 상태 코드 <text:span text:style-name="Source_20_Text">200 OK</text:span>를 의미하며, 응답 본문에 <text:span text:style-name="Source_20_Text">"User registered successfully"</text:span>라는 문자열을 클라이언트에 보냅니다.</text:p>
        </text:list-item>
        <text:list-item>
          <text:p text:style-name="P8"><text:span text:style-name="Source_20_Text">ResponseEntity</text:span>를 사용하면 상태 코드, 헤더, 본문을 자유롭게 설정할 수 있습니다. 예를 들어, 에러가 발생했을 때 <text:span text:style-name="Source_20_Text">400 Bad Request</text:span> 상태를 반환하거나 특정 헤더를 추가할 수 있습니다.</text:p>
        </text:list-item>
      </text:list>
      <text:p text:style-name="Preformatted_20_Text">java</text:p>
      <text:p text:style-name="Preformatted_20_Text">코드 복사</text:p>
      <text:p text:style-name="P2"><text:span text:style-name="Source_20_Text">return ResponseEntity.status(HttpStatus.BAD_REQUEST)</text:span></text:p>
      <text:p text:style-name="P4"><text:span text:style-name="Source_20_Text"><text:s text:c="21"/>.body("Invalid request data");</text:span></text:p>
      <text:h text:style-name="Heading_20_4" text:outline-level="4"><text:span text:style-name="Strong_20_Emphasis"><text:span text:style-name="Source_20_Text">String</text:span></text:span></text:h>
      <text:p text:style-name="Text_20_body">단순히 <text:span text:style-name="Source_20_Text">String</text:span>을 반환할 때는 응답 본문만 설정하고, 상태 코드는 기본값으로 설정됩니다. Spring MVC에서 기본적으로 **상태 코드 <text:span text:style-name="Source_20_Text">200 OK</text:span>**로 응답합니다.</text:p>
      <text:p text:style-name="Preformatted_20_Text">java</text:p>
      <text:p text:style-name="Preformatted_20_Text">코드 복사</text:p>
      <text:p text:style-name="P2"><text:span text:style-name="Source_20_Text">public String registerUser(@RequestBody UserDTO userDTO) {</text:span></text:p>
      <text:p text:style-name="P2"><text:span text:style-name="Source_20_Text"><text:s text:c="4"/>return "User registered successfully";</text:span></text:p>
      <text:p text:style-name="P4"><text:span text:style-name="Source_20_Text">}</text:span></text:p>
      <text:list xml:id="list856381519519831279" text:style-name="L2">
        <text:list-item>
          <text:p text:style-name="P15">여기서는 단순히 응답 본문만 반환되며, 상태 코드는 변경할 수 없습니다.</text:p>
        </text:list-item>
        <text:list-item>
          <text:p text:style-name="P9"><text:span text:style-name="Source_20_Text">String</text:span>만 반환하는 경우에는 <text:span text:style-name="Strong_20_Emphasis">상태 코드나 헤더를 제어할 수 없습니다</text:span>. 기본적으로 <text:span text:style-name="Source_20_Text">200 OK</text:span> 응답만 가능합니다.</text:p>
        </text:list-item>
      </text:list>
      <text:h text:style-name="Heading_20_3" text:outline-level="3"><text:soft-page-break/><text:span text:style-name="Strong_20_Emphasis">비교 요약</text:span></text:h>
      <table:table table:name="표1" table:style-name="표1">
        <table:table-column table:style-name="표1.A"/>
        <table:table-column table:style-name="표1.B"/>
        <table:table-column table:style-name="표1.C"/>
        <table:table-header-rows>
          <table:table-row>
            <table:table-cell table:style-name="표1.A1" office:value-type="string">
              <text:p text:style-name="P6"/>
            </table:table-cell>
            <table:table-cell table:style-name="표1.A1" office:value-type="string">
              <text:p text:style-name="Table_20_Heading"><text:span text:style-name="Source_20_Text">ResponseEntity&lt;String&gt;</text:span></text:p>
            </table:table-cell>
            <table:table-cell table:style-name="표1.A1" office:value-type="string">
              <text:p text:style-name="Table_20_Heading"><text:span text:style-name="Source_20_Text">String</text:span></text:p>
            </table:table-cell>
          </table:table-row>
        </table:table-header-rows>
        <table:table-row>
          <table:table-cell table:style-name="표1.A1" office:value-type="string">
            <text:p text:style-name="Table_20_Contents"><text:span text:style-name="Strong_20_Emphasis">본질</text:span></text:p>
          </table:table-cell>
          <table:table-cell table:style-name="표1.A1" office:value-type="string">
            <text:p text:style-name="Table_20_Contents">HTTP 응답 전체를 제어하는 객체</text:p>
          </table:table-cell>
          <table:table-cell table:style-name="표1.A1" office:value-type="string">
            <text:p text:style-name="Table_20_Contents">단순히 응답 본문을 반환</text:p>
          </table:table-cell>
        </table:table-row>
        <table:table-row>
          <table:table-cell table:style-name="표1.A1" office:value-type="string">
            <text:p text:style-name="Table_20_Contents"><text:span text:style-name="Strong_20_Emphasis">상태 코드</text:span></text:p>
          </table:table-cell>
          <table:table-cell table:style-name="표1.A1" office:value-type="string">
            <text:p text:style-name="Table_20_Contents">응답 상태 코드를 제어 가능</text:p>
          </table:table-cell>
          <table:table-cell table:style-name="표1.A1" office:value-type="string">
            <text:p text:style-name="Table_20_Contents">기본적으로 <text:span text:style-name="Source_20_Text">200 OK</text:span></text:p>
          </table:table-cell>
        </table:table-row>
        <table:table-row>
          <table:table-cell table:style-name="표1.A1" office:value-type="string">
            <text:p text:style-name="Table_20_Contents"><text:span text:style-name="Strong_20_Emphasis">헤더</text:span></text:p>
          </table:table-cell>
          <table:table-cell table:style-name="표1.A1" office:value-type="string">
            <text:p text:style-name="Table_20_Contents">응답 헤더를 설정할 수 있음</text:p>
          </table:table-cell>
          <table:table-cell table:style-name="표1.A1" office:value-type="string">
            <text:p text:style-name="Table_20_Contents">헤더를 설정할 수 없음</text:p>
          </table:table-cell>
        </table:table-row>
        <table:table-row>
          <table:table-cell table:style-name="표1.A1" office:value-type="string">
            <text:p text:style-name="Table_20_Contents"><text:span text:style-name="Strong_20_Emphasis">사용 예</text:span></text:p>
          </table:table-cell>
          <table:table-cell table:style-name="표1.A1" office:value-type="string">
            <text:p text:style-name="Table_20_Contents">에러 처리, 상태 코드, 헤더가 필요한 경우</text:p>
          </table:table-cell>
          <table:table-cell table:style-name="표1.A1" office:value-type="string">
            <text:p text:style-name="Table_20_Contents">단순 응답 메시지만 필요한 경우</text:p>
          </table:table-cell>
        </table:table-row>
      </table:table>
      <text:p text:style-name="Horizontal_20_Line"/>
      <text:h text:style-name="Heading_20_3" text:outline-level="3">2. <text:span text:style-name="Strong_20_Emphasis"><text:span text:style-name="Source_20_Text">@RequestBody</text:span></text:span><text:span text:style-name="Strong_20_Emphasis">와 </text:span><text:span text:style-name="Strong_20_Emphasis"><text:span text:style-name="Source_20_Text">@RequestParam</text:span></text:span><text:span text:style-name="Strong_20_Emphasis">의 차이점</text:span></text:h>
      <text:h text:style-name="Heading_20_4" text:outline-level="4"><text:span text:style-name="Strong_20_Emphasis"><text:span text:style-name="Source_20_Text">@RequestBody</text:span></text:span></text:h>
      <text:list xml:id="list6958406974196436751" text:style-name="L3">
        <text:list-item>
          <text:p text:style-name="P16">**HTTP 요청의 본문(body)**에 있는 데이터를 가져와서 자바 객체로 변환합니다.</text:p>
        </text:list-item>
        <text:list-item>
          <text:p text:style-name="P16">일반적으로 클라이언트가 JSON, XML 등 형식의 데이터를 <text:span text:style-name="Strong_20_Emphasis">본문에 담아서 보낼 때</text:span> 사용합니다.</text:p>
        </text:list-item>
        <text:list-item>
          <text:p text:style-name="P10">주로 API 설계에서 RESTful 방식으로 <text:span text:style-name="Strong_20_Emphasis">POST, PUT</text:span> 요청을 처리할 때 많이 사용합니다.</text:p>
        </text:list-item>
      </text:list>
      <text:p text:style-name="Preformatted_20_Text">java</text:p>
      <text:p text:style-name="Preformatted_20_Text">코드 복사</text:p>
      <text:p text:style-name="P2"><text:span text:style-name="Source_20_Text">@PostMapping("/user/register")</text:span></text:p>
      <text:p text:style-name="P2"><text:span text:style-name="Source_20_Text">public ResponseEntity&lt;String&gt; registerUser(@RequestBody UserDTO userDTO) {</text:span></text:p>
      <text:p text:style-name="P2"><text:span text:style-name="Source_20_Text"><text:s text:c="4"/>// JSON 본문이 UserDTO로 매핑됨</text:span></text:p>
      <text:p text:style-name="P2"><text:span text:style-name="Source_20_Text"><text:s text:c="4"/>userService.userAdd(userDTO);</text:span></text:p>
      <text:p text:style-name="P2"><text:span text:style-name="Source_20_Text"><text:s text:c="4"/>return ResponseEntity.ok().build();</text:span></text:p>
      <text:p text:style-name="P4"><text:span text:style-name="Source_20_Text">}</text:span></text:p>
      <text:list xml:id="list7096387411388283209" text:style-name="L4">
        <text:list-item>
          <text:p text:style-name="P17">클라이언트가 보낸 JSON 데이터를 자바 객체로 변환하여 사용할 수 있습니다.</text:p>
        </text:list-item>
        <text:list-item>
          <text:p text:style-name="P11">클라이언트 요청 예시:</text:p>
          <text:p text:style-name="P1">json</text:p>
          <text:p text:style-name="P1">코드 복사</text:p>
          <text:p text:style-name="P3"><text:span text:style-name="Source_20_Text">{</text:span></text:p>
          <text:p text:style-name="P3"><text:span text:style-name="Source_20_Text"><text:s text:c="2"/>"username": "john_doe",</text:span></text:p>
          <text:p text:style-name="P3"><text:span text:style-name="Source_20_Text"><text:s text:c="2"/>"password": "password123",</text:span></text:p>
          <text:p text:style-name="P3"><text:span text:style-name="Source_20_Text"><text:s text:c="2"/>"email": "john@example.com"</text:span></text:p>
          <text:p text:style-name="P5"><text:span text:style-name="Source_20_Text">}</text:span></text:p>
          <text:p text:style-name="P11">여기서 요청 본문이 <text:span text:style-name="Source_20_Text">@RequestBody</text:span>로 받아들여져 <text:span text:style-name="Source_20_Text">UserDTO</text:span>에 매핑됩니다.</text:p>
        </text:list-item>
      </text:list>
      <text:h text:style-name="Heading_20_4" text:outline-level="4"><text:span text:style-name="Strong_20_Emphasis"><text:span text:style-name="Source_20_Text">@RequestParam</text:span></text:span></text:h>
      <text:list xml:id="list9089899327609939014" text:style-name="L5">
        <text:list-item>
          <text:p text:style-name="P18"><text:span text:style-name="Strong_20_Emphasis">쿼리 파라미터(Query Parameter)</text:span> 또는 **폼 데이터(Form Data)**에 있는 값을 자바 메서드 파라미터로 매핑합니다.</text:p>
        </text:list-item>
        <text:list-item>
          <text:p text:style-name="P18">일반적으로 URL의 파라미터에서 데이터를 추출할 때 사용합니다. 예를 들어, <text:span text:style-name="Source_20_Text">/search?query=hello</text:span>와 같은 형식에서 <text:span text:style-name="Strong_20_Emphasis">쿼리 파라미터</text:span> 값을 추출할 때 유용합니다.</text:p>
        </text:list-item>
        <text:list-item>
          <text:p text:style-name="P12">주로 <text:span text:style-name="Strong_20_Emphasis">GET</text:span> 요청에서 쿼리 파라미터를 추출하거나, <text:span text:style-name="Strong_20_Emphasis">POST</text:span> 요청에서 <text:span text:style-name="Strong_20_Emphasis">폼 필드(Form field)</text:span> 데이터를 받을 때 사용됩니다.</text:p>
        </text:list-item>
      </text:list>
      <text:p text:style-name="Preformatted_20_Text">java</text:p>
      <text:p text:style-name="Preformatted_20_Text"><text:soft-page-break/>코드 복사</text:p>
      <text:p text:style-name="P2"><text:span text:style-name="Source_20_Text">@GetMapping("/search")</text:span></text:p>
      <text:p text:style-name="P2"><text:span text:style-name="Source_20_Text">public ResponseEntity&lt;String&gt; search(@RequestParam String query) {</text:span></text:p>
      <text:p text:style-name="P2"><text:span text:style-name="Source_20_Text"><text:s text:c="4"/>// 쿼리 파라미터에서 'query' 값을 가져옴</text:span></text:p>
      <text:p text:style-name="P2"><text:span text:style-name="Source_20_Text"><text:s text:c="4"/>return ResponseEntity.ok("Searched for: " + query);</text:span></text:p>
      <text:p text:style-name="P4"><text:span text:style-name="Source_20_Text">}</text:span></text:p>
      <text:list xml:id="list4940289554208478137" text:style-name="L6">
        <text:list-item>
          <text:p text:style-name="P13">클라이언트가 <text:span text:style-name="Source_20_Text">/search?query=hello</text:span>로 요청을 보내면, <text:span text:style-name="Source_20_Text">query</text:span> 파라미터의 값 <text:span text:style-name="Source_20_Text">"hello"</text:span>가 메서드에 전달됩니다.</text:p>
        </text:list-item>
      </text:list>
      <text:h text:style-name="Heading_20_3" text:outline-level="3"><text:span text:style-name="Strong_20_Emphasis">비교 요약</text:span></text:h>
      <table:table table:name="표2" table:style-name="표2">
        <table:table-column table:style-name="표2.A"/>
        <table:table-column table:style-name="표2.B"/>
        <table:table-column table:style-name="표2.C"/>
        <table:table-header-rows>
          <table:table-row>
            <table:table-cell table:style-name="표2.A1" office:value-type="string">
              <text:p text:style-name="P6"/>
            </table:table-cell>
            <table:table-cell table:style-name="표2.A1" office:value-type="string">
              <text:p text:style-name="Table_20_Heading"><text:span text:style-name="Source_20_Text">@RequestBody</text:span></text:p>
            </table:table-cell>
            <table:table-cell table:style-name="표2.A1" office:value-type="string">
              <text:p text:style-name="Table_20_Heading"><text:span text:style-name="Source_20_Text">@RequestParam</text:span></text:p>
            </table:table-cell>
          </table:table-row>
        </table:table-header-rows>
        <table:table-row>
          <table:table-cell table:style-name="표2.A1" office:value-type="string">
            <text:p text:style-name="Table_20_Contents"><text:span text:style-name="Strong_20_Emphasis">데이터 출처</text:span></text:p>
          </table:table-cell>
          <table:table-cell table:style-name="표2.A1" office:value-type="string">
            <text:p text:style-name="Table_20_Contents">HTTP 요청의 본문에서 데이터를 추출</text:p>
          </table:table-cell>
          <table:table-cell table:style-name="표2.A1" office:value-type="string">
            <text:p text:style-name="Table_20_Contents">URL의 쿼리 파라미터 또는 폼 데이터에서 추출</text:p>
          </table:table-cell>
        </table:table-row>
        <table:table-row>
          <table:table-cell table:style-name="표2.A1" office:value-type="string">
            <text:p text:style-name="Table_20_Contents"><text:span text:style-name="Strong_20_Emphasis">데이터 형식</text:span></text:p>
          </table:table-cell>
          <table:table-cell table:style-name="표2.A1" office:value-type="string">
            <text:p text:style-name="Table_20_Contents">JSON, XML 등 요청 본문에 있는 데이터</text:p>
          </table:table-cell>
          <table:table-cell table:style-name="표2.A1" office:value-type="string">
            <text:p text:style-name="Table_20_Contents">URL 파라미터 또는 key-value 쌍 데이터</text:p>
          </table:table-cell>
        </table:table-row>
        <table:table-row>
          <table:table-cell table:style-name="표2.A1" office:value-type="string">
            <text:p text:style-name="Table_20_Contents"><text:span text:style-name="Strong_20_Emphasis">용도</text:span></text:p>
          </table:table-cell>
          <table:table-cell table:style-name="표2.A1" office:value-type="string">
            <text:p text:style-name="Table_20_Contents">주로 POST/PUT 요청의 본문 데이터 처리</text:p>
          </table:table-cell>
          <table:table-cell table:style-name="표2.A1" office:value-type="string">
            <text:p text:style-name="Table_20_Contents">주로 GET 요청의 쿼리 파라미터 또는 폼 데이터</text:p>
          </table:table-cell>
        </table:table-row>
        <table:table-row>
          <table:table-cell table:style-name="표2.A1" office:value-type="string">
            <text:p text:style-name="Table_20_Contents"><text:span text:style-name="Strong_20_Emphasis">예시</text:span></text:p>
          </table:table-cell>
          <table:table-cell table:style-name="표2.A1" office:value-type="string">
            <text:p text:style-name="Table_20_Contents"><text:span text:style-name="Source_20_Text">@RequestBody UserDTO user</text:span></text:p>
          </table:table-cell>
          <table:table-cell table:style-name="표2.A1" office:value-type="string">
            <text:p text:style-name="Table_20_Contents"><text:span text:style-name="Source_20_Text">@RequestParam String query</text:span></text:p>
          </table:table-cell>
        </table:table-row>
      </table:table>
      <text:p text:style-name="Text_20_body">이 둘의 차이는 주로 <text:span text:style-name="Strong_20_Emphasis">데이터가 어디에서 오는지</text:span>에 따라 구분됩니다. <text:span text:style-name="Source_20_Text">@RequestBody</text:span>는 **본문(body)**의 데이터를 객체로 변환하는 데 사용되며, <text:span text:style-name="Source_20_Text">@RequestParam</text:span>은 <text:span text:style-name="Strong_20_Emphasis">쿼리 파라미터 또는 폼 데이터</text:span>에서 값을 추출합니다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바탕1" style:font-size-asian="7pt" style:font-weight-asian="bold" style:font-name-complex="Arial1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바탕1" style:font-size-asian="12pt" style:font-weight-asian="bold" style:font-name-complex="Arial1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10T21:07:43.36</meta:creation-date>
    <meta:document-statistic meta:table-count="2" meta:image-count="0" meta:object-count="0" meta:page-count="3" meta:paragraph-count="93" meta:word-count="1157" meta:character-count="2930"/>
    <dc:date>2024-09-10T21:07:58.43</dc:date>
    <meta:editing-duration>PT15S</meta:editing-duration>
    <meta:editing-cycles>1</meta:editing-cycles>
    <meta:generator>OpenOffice/4.1.15$Win32 OpenOffice.org_project/4115m2$Build-9813</meta:generator>
  </office:meta>
</office:document-meta>
</file>